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9f3" officeooo:paragraph-rsid="000ca9f3"/>
    </style:style>
    <style:style style:name="P2" style:family="paragraph">
      <style:paragraph-properties fo:text-align="center"/>
    </style:style>
    <style:style style:name="T1" style:family="text">
      <style:text-properties officeooo:rsid="0010ea60"/>
    </style:style>
    <style:style style:name="T2" style:family="text">
      <style:text-properties officeooo:rsid="00131803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" drawooo:display="printer" svg:width="0mm" svg:height="0mm" svg:x="91.93mm" svg:y="217.72mm" svg:viewBox="0 0 0 0" draw:points="0,0">
        <text:p/>
      </draw:polygon>
      <text:p text:style-name="P1">CLEARSCREEN</text:p>
      <text:p text:style-name="P1">HOME</text:p>
      <text:p text:style-name="P1"/>
      <text:p text:style-name="P1"/>
      <text:p text:style-name="P1">TO PASSO DISTANZA</text:p>
      <text:p text:style-name="P1"><text:tab/>FORWARD DISTANZA</text:p>
      <text:p text:style-name="P1"><text:tab/>RIGHT 90</text:p>
      <text:p text:style-name="P1">END</text:p>
      <text:p text:style-name="P1"/>
      <text:p text:style-name="P1">TO SPI DISTANZA</text:p>
      <text:p text:style-name="P1"><text:tab/>FORWARD DISTANZA</text:p>
      <text:p text:style-name="P1"><text:tab/>RIGHT <text:span text:style-name="T2">88</text:span></text:p>
      <text:p text:style-name="P1"><text:tab/>SPI DISTANZA <text:span text:style-name="T1">+ 5</text:span></text:p>
      <text:p text:style-name="P1">END</text:p>
      <text:p text:style-name="P1"/>
      <text:p text:style-name="P1">SPI <text:span text:style-name="T2">5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0:16:46.509889336</meta:creation-date>
    <dc:date>2016-11-25T11:27:18.186301920</dc:date>
    <meta:editing-duration>PT9H13M29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12" meta:word-count="24" meta:character-count="127" meta:non-whitespace-character-count="110"/>
  </office:meta>
</office:document-meta>
</file>